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Alert</text:p>
        </text:list-item>
      </text:list>
      <text:p text:style-name="ListParagraph">The Alert<text:s/>Subsystem UML diagram is designed to generate and manage alerts<text:s/>when patient vitals exceed personalized thresholds. The AlertGenerator class<text:s/> evaluates patient data from<text:s/>the DataStorage class by<text:s/>comparing measurements<text:s/>with the<text:s/>thresholds<text:s/>that are in the AlertTreshold class. If there is a violation of the threshold then<text:s/>an alert is created and passed to the AlertManager class.<text:line-break/>Data is added to DataStorgae with the help of the addPatientData. AlertGenerator evaluates the data using evaluateData, triggerinf allerts with the triggerAlert maethod. Finally, AlertManager dispatched the alerts.</text:p>
      <text:list text:style-name="LFO1" text:continue-numbering="true">
        <text:list-item>
          <text:p text:style-name="P2">DataStorage</text:p>
        </text:list-item>
      </text:list>
      <text:list text:style-name="LFO2" text:continue-numbering="true">
        <text:list-item>
          <text:p text:style-name="P3">The DataStorage Subsystem UML diagram models<text:s/>patient data management system.<text:s/>The DataStorage class stores PatientData records in a Map&lt;Integer, PatientData&gt; and provides<text:s/>methods like storeData and retrieveData .<text:s/>The DataRetriever class<text:s/>gives<text:s/><text:s/>access<text:s/>to<text:s/>medical staff, offering methods like getRecentData and getHistoricalData.<text:line-break/>Data is stored<text:s/>with the help of storeData.<text:s/>DataRetriever searches<text:s/>data using time ranges.<text:s/>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hailă, Madalina (Stud. DACS)</meta:initial-creator>
    <dc:creator>Mihailă, Madalina (Stud. DACS)</dc:creator>
    <meta:creation-date>2025-05-25T20:56:00Z</meta:creation-date>
    <dc:date>2025-05-25T21:13:00Z</dc:date>
    <meta:template xlink:href="Normal" xlink:type="simple"/>
    <meta:editing-cycles>1</meta:editing-cycles>
    <meta:editing-duration>PT0S</meta:editing-duration>
    <meta:document-statistic meta:page-count="1" meta:paragraph-count="2" meta:word-count="155" meta:character-count="1039" meta:row-count="7" meta:non-whitespace-character-count="886"/>
  </office:meta>
</office:document-meta>
</file>